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writing-mode="lr-tb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 style:writing-mode="lr-tb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-0.0075in" style:auto-text-indent="false" style:writing-mode="lr-tb">
        <style:tab-stops/>
      </style:paragraph-properties>
      <style:text-properties style:font-name="Times New Roman1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-0.0075in" style:auto-text-indent="false" style:writing-mode="lr-tb">
        <style:tab-stops/>
      </style:paragraph-properties>
      <style:text-properties fo:color="#000000" style:font-name="Times New Roman1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 style:writing-mode="lr-tb">
        <style:tab-stops/>
      </style:paragraph-properties>
      <style:text-properties style:font-name="Times New Roman1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 style:writing-mode="lr-tb">
        <style:tab-stops/>
      </style:paragraph-properties>
      <style:text-properties fo:color="#000000" style:font-name="Times New Roman1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fo:color="#000000" style:font-name="Times New Roman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0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13" style:family="paragraph" style:parent-style-name="Standard">
      <style:paragraph-properties fo:text-align="end" style:justify-single-word="false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 style:master-page-name="Standard">
      <style:paragraph-properties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line-height="150%" fo:text-indent="-0.0075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-0.0075in" style:auto-text-indent="false"/>
      <style:text-properties fo:color="#000000" style:font-name="Times New Roman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fo:color="#000000" style:font-name="Times New Roman"/>
    </style:style>
    <style:style style:name="T1" style:family="text">
      <style:text-properties fo:color="#000000"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0"/>
      <text:p text:style-name="P10"/>
      <text:p text:style-name="P13">Tables</text:p>
      <text:p text:style-name="P11"/>
      <text:p text:style-name="P11"/>
      <text:p text:style-name="P11"/>
      <text:p text:style-name="P17">Table 2-1. <text:s text:c="5"/>ICMPv4 message types and values</text:p>
      <text:p text:style-name="P17">Table 2-2. <text:s text:c="5"/>ICMPv6 message types and values</text:p>
      <text:p text:style-name="P12">Table 6-1. <text:s text:c="5"/>The record fields in the state table</text:p>
      <text:p text:style-name="P14">Table 7-1. <text:s text:c="5"/>Different hooks in the Linux kernel</text:p>
      <text:p text:style-name="P14">Table 7-2. <text:s text:c="5"/>The IP tables</text:p>
      <text:p text:style-name="P18">Table 7-3. <text:s text:c="5"/>Choosing the table</text:p>
      <text:p text:style-name="P18">Table 7-4. <text:s text:c="5"/>Chains arguments and parameters</text:p>
      <text:p text:style-name="P18">Table 8-1. <text:s text:c="5"/>Basic Matches</text:p>
      <text:p text:style-name="P14">Table 9-1. <text:s text:c="5"/>The built-in targets</text:p>
      <text:p text:style-name="P14">Table 9-1. <text:s text:c="5"/>Jump Commands and Arguments</text:p>
      <text:p text:style-name="P14">Table 10-1. <text:s text:c="3"/>Loading modules of match extensions</text:p>
      <text:p text:style-name="P14">Table 10-2. <text:s text:c="3"/>Addrtype extension's parameters</text:p>
      <text:p text:style-name="P14">Table 10-3. <text:s text:c="3"/>Address types used in addrtype extension</text:p>
      <text:p text:style-name="P14">Table 10-4. <text:s text:c="3"/>Ah extension's parameters</text:p>
      <text:p text:style-name="P14">Table 10-5. <text:s text:c="3"/>Comment extension's parameters</text:p>
      <text:p text:style-name="P14">Table 10-6. <text:s text:c="3"/>Connbytes extension's parameters</text:p>
      <text:p text:style-name="P14">Table 10-7. <text:s text:c="3"/>Connlimit extension's parameters</text:p>
      <text:p text:style-name="P14">Table 10-8. <text:s text:c="3"/>Connmark extension's parameters</text:p>
      <text:p text:style-name="P14">Table 10-9. <text:s text:c="3"/>Conntrack extension's parameters</text:p>
      <text:p text:style-name="P14">Table 10-10. <text:s/>Dccp extension's parameters</text:p>
      <text:p text:style-name="P14">Table 10-11. <text:s/>Dscp extension's parameters</text:p>
      <text:p text:style-name="P14">Table 10-12. <text:s/>Dst extension's parameters</text:p>
      <text:p text:style-name="P14">Table 10-13. <text:s/>Ecn extension's parameters</text:p>
      <text:p text:style-name="P14">Table 10-14. <text:s/>Esp extension's parameters</text:p>
      <text:p text:style-name="P14">Table 10-15. <text:s/>Frag extension's parameters</text:p>
      <text:p text:style-name="P14">Table 10-16. <text:s/>Hashlimit extension's parameters</text:p>
      <text:p text:style-name="P19">Table 10-17. <text:s/>Hbh extension's parameters</text:p>
      <text:p text:style-name="P14">Table 10-18. <text:s/>Helper extension's parameters</text:p>
      <text:p text:style-name="P15"><text:span text:style-name="T1">Table 10-19. <text:s/>Hl extension's parameters</text:span></text:p>
      <text:p text:style-name="P14">Table 10-20. <text:s/>Icmp extension's parameters</text:p>
      <text:p text:style-name="P14">Table 10-21. <text:s/>Icmp6 extension's parameters</text:p>
      <text:p text:style-name="P14">Table 10-22. <text:s/>Iprange extension's parameters</text:p>
      <text:p text:style-name="P14">Table 10-23. <text:s/>Ipv4options extension's parameters</text:p>
      <text:p text:style-name="P15"><text:span text:style-name="T1">Table 10-24. <text:s/>Ipv6header extension's parameters</text:span></text:p>
      <text:p text:style-name="P15"><text:span text:style-name="T1">Table 10-25. <text:s/>Length extension's parameters</text:span></text:p>
      <text:p text:style-name="P15"><text:span text:style-name="T1">Table 10-26. <text:s/>Limit extension's parameters</text:span></text:p>
      <text:p text:style-name="P15"><text:span text:style-name="T1">Table 10-27. <text:s/>Mac extension's parameters</text:span></text:p>
      <text:p text:style-name="P15"><text:span text:style-name="T1">Table 10-28. <text:s/>Mark extension's parameters</text:span></text:p>
      <text:p text:style-name="P15"><text:span text:style-name="T1">Table 10-29. <text:s/>Mh extension's parameters</text:span></text:p>
      <text:p text:style-name="P15"><text:span text:style-name="T1">Table 10-30. <text:s/>Multiport extension's parameters</text:span></text:p>
      <text:p text:style-name="P14">Table 10-31. <text:s/>Owner extension's parameters</text:p>
      <text:p text:style-name="P14">Table 10-32. <text:s/>Physdev extension's parameters</text:p>
      <text:p text:style-name="P14">Table 10-33. <text:s/>Pkttype extension's parameters</text:p>
      <text:p text:style-name="P14">Table 10-34. <text:s/>Policy extension's parameters</text:p>
      <text:p text:style-name="P14">Table 10-35. <text:s/>Quota extension's parameters</text:p>
      <text:p text:style-name="P15"><text:span text:style-name="T1">Table 10-36. <text:s/>Rateest extension's parameters</text:span></text:p>
      <text:p text:style-name="P15"><text:span text:style-name="T1">Table 10-37. <text:s/>Realm extension's parameters</text:span></text:p>
      <text:p text:style-name="P15"><text:span text:style-name="T1">Table 10-38. <text:s/>Recent extension's parameters</text:span></text:p>
      <text:p text:style-name="P15"><text:span text:style-name="T1">Table 10-39. <text:s/>Rt extension's parameters</text:span></text:p>
      <text:p text:style-name="P15"><text:span text:style-name="T1">Table 10-40. <text:s/>Sctp extension's parameters</text:span></text:p>
      <text:p text:style-name="P15"><text:span text:style-name="T1">Table 10-41. <text:s/>Set extension's parameters</text:span></text:p>
      <text:p text:style-name="P15"><text:span text:style-name="T1">Table 10-42. <text:s/>State extension's parameters</text:span></text:p>
      <text:p text:style-name="P15"><text:span text:style-name="T1">Table 10-43. <text:s/>Statistic extension's parameters</text:span></text:p>
      <text:p text:style-name="P15"><text:span text:style-name="T1">Table 10-44. <text:s/>String extension's parameters</text:span></text:p>
      <text:p text:style-name="P15"><text:span text:style-name="T1">Table 10-45. <text:s/>Tcp extension's parameters</text:span></text:p>
      <text:p text:style-name="P15"><text:span text:style-name="T1">Table 10-46. <text:s/>Tcpmss extension's parameters</text:span></text:p>
      <text:p text:style-name="P15"><text:span text:style-name="T1">Table 10-47. <text:s/>Time extension's parameters</text:span></text:p>
      <text:p text:style-name="P15"><text:span text:style-name="T1">Table 10-48. <text:s/>Tos extension's parameters</text:span></text:p>
      <text:p text:style-name="P15"><text:soft-page-break/><text:span text:style-name="T1">Table 10-49. <text:s/>Ttl extension's parameters</text:span></text:p>
      <text:p text:style-name="P15"><text:span text:style-name="T1">Table 10-50. <text:s/>U32 extension's parameters</text:span></text:p>
      <text:p text:style-name="P15"><text:span text:style-name="T1">Table 10-51. <text:s/>Udp extension's parameters</text:span></text:p>
      <text:p text:style-name="P15"><text:span text:style-name="T1">Table 10-52. <text:s/>Loading Modules of Target Extensions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root</meta:initial-creator>
    <meta:creation-date>2008-06-25T01:30:34</meta:creation-date>
    <dc:date>2010-02-18T08:16:46</dc:date>
    <dc:language>en-US</dc:language>
    <meta:editing-cycles>52</meta:editing-cycles>
    <meta:editing-duration>PT02H12M03S</meta:editing-duration>
    <meta:document-statistic meta:table-count="0" meta:image-count="0" meta:object-count="0" meta:page-count="3" meta:paragraph-count="64" meta:word-count="331" meta:character-count="2659"/>
    <dc:creator>Mostafa Moradian</dc:creator>
    <meta:user-defined meta:name="Info 1"/>
    <meta:user-defined meta:name="Info 2"/>
    <meta:user-defined meta:name="Info 3"/>
    <meta:user-defined meta:name="Info 4"/>
  </office:meta>
</office:document-meta>
</file>